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0c0c0" draw:fill="none" draw:fill-color="#ffffff" draw:textarea-vertical-align="middle" fo:min-height="0.518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Fine_20_Dashed_20__28_var_29_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9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246cm" fo:padding-top="0.141cm" fo:padding-bottom="0.141cm" fo:padding-left="0.141cm" fo:padding-right="0.141cm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start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7pt" style:font-size-asian="7pt" style:font-size-complex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family="Arial" fo:font-size="9pt" fo:font-weight="bold" style:font-family-asian="Arial" style:font-size-asian="9pt" style:font-weight-asian="bold" style:font-family-complex="Arial" style:font-size-complex="9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true" form:apply-design-mode="false"/>
        <draw:custom-shape draw:style-name="gr1" draw:text-style-name="P1" draw:layer="layout" svg:width="3.4cm" svg:height="2cm" svg:x="2.9cm" svg:y="7.5cm">
          <text:p text:style-name="P1"><text:span text:style-name="T1">АРМ сервер</text:span></text:p>
          <text:p><text:span text:style-name="T2">Архив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328.23164426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2.7cm" svg:height="1.6cm" svg:x="7.6cm" svg:y="4.9cm">
          <text:p text:style-name="P2"><text:span text:style-name="T1">ЕСД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.1cm" svg:height="0.305cm" draw:transform="rotate (-0.610516172347617) translate (10.117cm 5.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31cm" svg:height="1.937cm" svg:x="12.3cm" svg:y="6.063cm">
          <text:p text:style-name="P3"><text:span text:style-name="T1">ГИС</text:span></text:p>
          <text:p text:style-name="P3"><text:span text:style-name="T1">сервер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4" draw:layer="layout" svg:width="3.2cm" svg:height="0.8cm" svg:x="1cm" svg:y="1cm">
          <draw:text-box>
            <text:p text:style-name="P4"><text:span text:style-name="T3">БАЛТАВТОПОИСК </text:span></text:p>
          </draw:text-box>
        </draw:frame>
        <draw:frame draw:style-name="gr6" draw:text-style-name="P5" draw:layer="layout" svg:width="2.42cm" svg:height="0.64cm" svg:x="14.18cm" svg:y="1.56cm">
          <draw:text-box>
            <text:p text:style-name="P5">Телематика</text:p>
          </draw:text-box>
        </draw:frame>
        <draw:line draw:style-name="gr7" draw:text-style-name="P2" draw:layer="layout" svg:x1="1cm" svg:y1="2.5cm" svg:x2="21.8cm" svg:y2="2.5cm">
          <text:p/>
        </draw:line>
        <draw:frame draw:style-name="gr8" draw:text-style-name="P4" draw:layer="layout" svg:width="2.669cm" svg:height="0.613cm" svg:x="1.031cm" svg:y="2.5cm">
          <draw:text-box>
            <text:p text:style-name="P4"><text:span text:style-name="T3">ГУ МВД (ГУВД) </text:span></text:p>
          </draw:text-box>
        </draw:frame>
        <draw:custom-shape draw:style-name="gr9" draw:text-style-name="P2" draw:layer="layout" svg:width="0.2cm" svg:height="1.5cm" svg:x="13.8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2.531cm" svg:height="1.937cm" svg:x="12.669cm" svg:y="3cm">
          <text:p text:style-name="P3"><text:span text:style-name="T1">Диспетчер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2.7cm" svg:height="1.6cm" svg:x="3.3cm" svg:y="5cm">
          <text:p text:style-name="P2"><text:span text:style-name="T1">Архив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2.7cm" svg:height="1.6cm" svg:x="16.9cm" svg:y="3.1cm">
          <text:p text:style-name="P3"><text:span text:style-name="T1">Мониторинг</text:span></text:p>
          <draw:enhanced-geometry svg:viewBox="0 0 88 21600" draw:glue-points="44 ?f6 44 0 0 10800 44 21600 88 10800" draw:text-areas="0 ?f6 88 ?f3" draw:type="can" draw:modifiers="6179.138038725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0.2cm" svg:height="2.2cm" svg:x="13.9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8cm" svg:height="0.4cm" svg:x="5.8cm" svg:y="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9cm" svg:height="0.3cm" svg:x="15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901cm" svg:height="2.4cm" svg:x="6.799cm" svg:y="7.2cm">
          <text:p text:style-name="P1"><text:span text:style-name="T1">АРМ сервер</text:span></text:p>
          <text:p><text:span text:style-name="T2">Единая дислокация</text:span></text:p>
          <text:p><text:span text:style-name="T2">Постовая ведомость</text:span></text:p>
          <text:p><text:span text:style-name="T2">Личный состав</text:span></text:p>
          <text:p><text:span text:style-name="T2">Администратор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45.3981385729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2" draw:text-style-name="P6" draw:layer="layout" svg:width="2.837cm" svg:height="2.274cm" svg:x="10.863cm" svg:y="10.8cm">
            <text:p text:style-name="P6"><text:span text:style-name="T4">АРМ ГИС</text:span><text:span text:style-name="T5"> 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10.863cm" svg:y="10.87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11.118cm" svg:y="10.91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10.9cm" svg:y="10.916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11.409cm" svg:y="10.916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12" draw:text-style-name="P6" draw:layer="layout" svg:width="2.859cm" svg:height="2.274cm" svg:x="6.341cm" svg:y="10.726cm">
            <text:p text:style-name="P6"><text:span text:style-name="T4">АРМ ЕД</text:span><text:span text:style-name="T5"> 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6.362cm" svg:y="10.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6.617cm" svg:y="10.84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6.399cm" svg:y="10.842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6.908cm" svg:y="10.84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12" draw:text-style-name="P6" draw:layer="layout" svg:width="2.859cm" svg:height="2.274cm" svg:x="1.741cm" svg:y="10.826cm">
            <text:p text:style-name="P6"><text:span text:style-name="T4">АРМ</text:span><text:span text:style-name="T5"> </text:span><text:span text:style-name="T4">Архив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1.762cm" svg:y="10.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2.017cm" svg:y="10.94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1.799cm" svg:y="10.942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2.308cm" svg:y="10.94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14" draw:text-style-name="P2" draw:layer="layout" svg:x1="4.6cm" svg:y1="6.6cm" svg:x2="4.6cm" svg:y2="7.5cm">
          <text:p/>
        </draw:line>
        <draw:line draw:style-name="gr14" draw:text-style-name="P2" draw:layer="layout" svg:x1="9cm" svg:y1="6.5cm" svg:x2="9cm" svg:y2="7.3cm">
          <text:p/>
        </draw:line>
        <draw:line draw:style-name="gr14" draw:text-style-name="P2" draw:layer="layout" svg:x1="3.9cm" svg:y1="9.5cm" svg:x2="3.9cm" svg:y2="10.8cm">
          <text:p/>
        </draw:line>
        <draw:line draw:style-name="gr14" draw:text-style-name="P2" draw:layer="layout" svg:x1="8.6cm" svg:y1="9.6cm" svg:x2="8.6cm" svg:y2="10.7cm">
          <text:p/>
        </draw:line>
        <draw:line draw:style-name="gr14" draw:text-style-name="P2" draw:layer="layout" svg:x1="13.5cm" svg:y1="8cm" svg:x2="13.5cm" svg:y2="10.8cm">
          <text:p/>
        </draw:line>
        <draw:line draw:style-name="gr7" draw:text-style-name="P2" draw:layer="layout" svg:x1="1cm" svg:y1="13.5cm" svg:x2="21.8cm" svg:y2="13.5cm">
          <text:p/>
        </draw:line>
        <draw:frame draw:style-name="gr8" draw:layer="layout" svg:width="1.6cm" svg:height="0.656cm" svg:x="1cm" svg:y="13.472cm">
          <draw:text-box>
            <text:p text:style-name="P7"><text:span text:style-name="T6">Район</text:span><text:span text:style-name="T3"> </text:span></text:p>
          </draw:text-box>
        </draw:frame>
        <draw:frame draw:style-name="gr15" draw:text-style-name="P7" draw:layer="layout" svg:width="3.069cm" svg:height="0.656cm" svg:x="0.931cm" svg:y="16.508cm">
          <draw:text-box>
            <text:p text:style-name="P7"><text:span text:style-name="T6">Районаая служба</text:span><text:span text:style-name="T3"> </text:span></text:p>
          </draw:text-box>
        </draw:frame>
        <draw:line draw:style-name="gr7" draw:text-style-name="P2" draw:layer="layout" svg:x1="1cm" svg:y1="16.5cm" svg:x2="21.8cm" svg:y2="16.5cm">
          <text:p/>
        </draw:line>
        <draw:g>
          <draw:custom-shape draw:style-name="gr12" draw:text-style-name="P6" draw:layer="layout" svg:width="2.837cm" svg:height="2.274cm" svg:x="11.463cm" svg:y="13.9cm">
            <text:p text:style-name="P6"><text:span text:style-name="T4">АРМ ГИС</text:span><text:span text:style-name="T5"> 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11.463cm" svg:y="13.97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11.718cm" svg:y="14.01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11.5cm" svg:y="14.016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12.009cm" svg:y="14.016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12" draw:text-style-name="P6" draw:layer="layout" svg:width="2.859cm" svg:height="2.274cm" svg:x="6.904cm" svg:y="13.926cm">
            <text:p text:style-name="P6"><text:span text:style-name="T4">АРМ ЕД</text:span><text:span text:style-name="T5"> 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6.925cm" svg:y="1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7.18cm" svg:y="14.04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6.962cm" svg:y="14.042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7.471cm" svg:y="14.04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12" draw:text-style-name="P6" draw:layer="layout" svg:width="2.859cm" svg:height="2.274cm" svg:x="2.2cm" svg:y="14cm">
            <text:p text:style-name="P6"><text:span text:style-name="T4">АРМ</text:span><text:span text:style-name="T5"> </text:span><text:span text:style-name="T4">Архив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2.221cm" svg:y="14.07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2.476cm" svg:y="14.11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2.258cm" svg:y="14.116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2.767cm" svg:y="14.116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12" draw:text-style-name="P6" draw:layer="layout" svg:width="2.837cm" svg:height="2.274cm" svg:x="12.1cm" svg:y="17.226cm">
            <text:p text:style-name="P6"><text:span text:style-name="T4">АРМ ГИС</text:span><text:span text:style-name="T5"> 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12.1cm" svg:y="17.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12.355cm" svg:y="17.34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12.137cm" svg:y="17.342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12.646cm" svg:y="17.34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12" draw:text-style-name="P6" draw:layer="layout" svg:width="2.859cm" svg:height="2.274cm" svg:x="7.241cm" svg:y="17.2cm">
            <text:p text:style-name="P6"><text:span text:style-name="T4">АРМ ЕД</text:span><text:span text:style-name="T5"> 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7.262cm" svg:y="17.27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7.517cm" svg:y="17.31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7.299cm" svg:y="17.316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7.808cm" svg:y="17.316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12" draw:text-style-name="P6" draw:layer="layout" svg:width="2.859cm" svg:height="2.274cm" svg:x="2.941cm" svg:y="17.226cm">
            <text:p text:style-name="P6"><text:span text:style-name="T4">АРМ</text:span><text:span text:style-name="T5"> </text:span><text:span text:style-name="T4">Архив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614.10159211523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3" draw:text-style-name="P2" draw:layer="layout" svg:width="2.765cm" svg:height="0.211cm" svg:x="2.962cm" svg:y="17.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0.182cm" svg:height="0.127cm" svg:x="3.217cm" svg:y="17.34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182cm" svg:height="0.127cm" svg:x="2.999cm" svg:y="17.342cm">
              <text:p/>
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2.11cm" svg:height="0.127cm" svg:x="3.508cm" svg:y="17.34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14" draw:text-style-name="P2" draw:layer="layout" svg:x1="4.8cm" svg:y1="14cm" svg:x2="4.8cm" svg:y2="9.5cm">
          <text:p/>
        </draw:line>
        <draw:line draw:style-name="gr14" draw:text-style-name="P2" draw:layer="layout" svg:x1="5.3cm" svg:y1="17.2cm" svg:x2="5.3cm" svg:y2="9.5cm">
          <text:p/>
        </draw:line>
        <draw:line draw:style-name="gr14" draw:text-style-name="P2" draw:layer="layout" svg:x1="9.4cm" svg:y1="13.9cm" svg:x2="9.4cm" svg:y2="9.6cm">
          <text:p/>
        </draw:line>
        <draw:line draw:style-name="gr14" draw:text-style-name="P2" draw:layer="layout" svg:x1="9.9cm" svg:y1="17.2cm" svg:x2="9.9cm" svg:y2="9.6cm">
          <text:p/>
        </draw:line>
        <draw:line draw:style-name="gr14" draw:text-style-name="P2" draw:layer="layout" svg:x1="13.8cm" svg:y1="13.9cm" svg:x2="13.8cm" svg:y2="8cm">
          <text:p/>
        </draw:line>
        <draw:line draw:style-name="gr14" draw:text-style-name="P2" draw:layer="layout" svg:x1="14.4cm" svg:y1="17.3cm" svg:x2="14.4cm" svg:y2="8cm">
          <text:p/>
        </draw:line>
        <draw:custom-shape draw:style-name="gr16" draw:text-style-name="P8" draw:layer="layout" svg:width="16cm" svg:height="0.5cm" svg:x="1cm" svg:y="9.9cm">
          <text:p text:style-name="P8"><text:span text:style-name="T7">Сервис авторизации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085cm" svg:height="0.53cm" svg:x="17.015cm" svg:y="4.97cm">
          <draw:text-box>
            <text:p text:style-name="P9"><text:span text:style-name="T8">Oracle 10g XE</text:span></text:p>
          </draw:text-box>
        </draw:frame>
        <draw:frame draw:style-name="gr6" draw:text-style-name="P9" draw:layer="layout" svg:width="2.085cm" svg:height="0.53cm" svg:x="3.415cm" svg:y="4.3cm">
          <draw:text-box>
            <text:p text:style-name="P9"><text:span text:style-name="T8">Oracle 10g XE</text:span></text:p>
          </draw:text-box>
        </draw:frame>
        <draw:frame draw:style-name="gr6" draw:text-style-name="P9" draw:layer="layout" svg:width="2.085cm" svg:height="0.53cm" svg:x="7.6cm" svg:y="4.2cm">
          <draw:text-box>
            <text:p text:style-name="P9"><text:span text:style-name="T8">Oracle 10g XE</text:span></text:p>
          </draw:text-box>
        </draw:frame>
        <draw:frame draw:style-name="gr6" draw:text-style-name="P5" draw:layer="layout" svg:width="3.677cm" svg:height="0.64cm" svg:x="13.723cm" svg:y="5.26cm">
          <draw:text-box>
            <text:p text:style-name="P5">Объектные данные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Абзац_20_списка" style:display-name="Абзац списка" style:family="graphic">
      <style:paragraph-properties fo:margin-left="2.24cm" fo:margin-right="0cm" fo:margin-top="0cm" fo:margin-bottom="0cm" fo:text-indent="0cm" style:text-autospace="none"/>
    </style:style>
    <style:style style:name="Указатель" style:family="graphic">
      <style:paragraph-properties style:text-autospace="none"/>
      <style:text-properties style:font-family-asian="Mangal"/>
    </style:style>
    <style:style style:name="Список" style:family="graphic">
      <style:paragraph-properties fo:margin-top="0cm" fo:margin-bottom="0.374cm" style:text-autospace="none"/>
      <style:text-properties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4T22:46:01.35</meta:creation-date>
    <dc:date>2013-01-14T23:49:25.88</dc:date>
    <meta:editing-duration>PT48M11S</meta:editing-duration>
    <meta:editing-cycles>4</meta:editing-cycles>
    <meta:generator>LibreOffice/3.6$Windows_x86 LibreOffice_project/2ef5aff-a6fb0ff-166bdff-cf087ad-0f1389</meta:generator>
    <meta:document-statistic meta:object-count="99"/>
  </office:meta>
</office:document-meta>
</file>